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" style:family="table-cell" style:parent-style-name="Default" style:data-style-name="N36">
      <style:table-cell-properties style:rotation-align="none"/>
    </style:style>
    <style:style style:name="ce1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Normal_20_4">
      <style:table-cell-properties style:rotation-align="none"/>
    </style:style>
    <style:style style:name="ce23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5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6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Cameroon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Country ISO</text:p>
          </table:table-cell>
          <table:table-cell table:style-name="ce2" office:value-type="string" calcext:value-type="string">
            <text:p>Reported Perpetrator</text:p>
          </table:table-cell>
          <table:table-cell table:style-name="ce2" office:value-type="string" calcext:value-type="string">
            <text:p>Reported Perpetrator Name</text:p>
          </table:table-cell>
          <table:table-cell table:style-name="ce2" office:value-type="string" calcext:value-type="string">
            <text:p>Weapon Carried/Used</text:p>
          </table:table-cell>
          <table:table-cell table:style-name="ce2" office:value-type="string" calcext:value-type="string">
            <text:p>Number of Attacks on Health Facilities Reporting Destruction</text:p>
          </table:table-cell>
          <table:table-cell table:style-name="ce2" office:value-type="string" calcext:value-type="string">
            <text:p>Number of Attacks on Health Facilities Reporting Damaged</text:p>
          </table:table-cell>
          <table:table-cell table:style-name="ce2" office:value-type="string" calcext:value-type="string">
            <text:p>Forceful Entry into Health Facility</text:p>
          </table:table-cell>
          <table:table-cell table:style-name="ce2" office:value-type="string" calcext:value-type="string">
            <text:p>Occupation of Health Facility</text:p>
          </table:table-cell>
          <table:table-cell table:style-name="ce2" office:value-type="string" calcext:value-type="string">
            <text:p>Health Transportation Destroyed</text:p>
          </table:table-cell>
          <table:table-cell table:style-name="ce2" office:value-type="string" calcext:value-type="string">
            <text:p>Health Transportation Damaged</text:p>
          </table:table-cell>
          <table:table-cell table:style-name="ce2" office:value-type="string" calcext:value-type="string">
            <text:p>Health Transportation Stolen/Highjacked</text:p>
          </table:table-cell>
          <table:table-cell table:style-name="ce2" office:value-type="string" calcext:value-type="string">
            <text:p>Looting/Theft/Robbery/Burglary of Health Supplies</text:p>
          </table:table-cell>
          <table:table-cell table:style-name="ce2" office:value-type="string" calcext:value-type="string">
            <text:p>Access Denied or Obstructed</text:p>
          </table:table-cell>
          <table:table-cell table:style-name="ce2" office:value-type="string" calcext:value-type="string">
            <text:p>Health Workers Killed</text:p>
          </table:table-cell>
          <table:table-cell table:style-name="ce2" office:value-type="string" calcext:value-type="string">
            <text:p>Health Workers Injured</text:p>
          </table:table-cell>
          <table:table-cell table:style-name="ce2" office:value-type="string" calcext:value-type="string">
            <text:p>Health Workers Kidnapped</text:p>
          </table:table-cell>
          <table:table-cell table:style-name="ce2" office:value-type="string" calcext:value-type="string">
            <text:p>Health Workers Arrested</text:p>
          </table:table-cell>
          <table:table-cell table:style-name="ce2" office:value-type="string" calcext:value-type="string">
            <text:p>Known Kidnapping or Arrest Outcome</text:p>
          </table:table-cell>
          <table:table-cell table:style-name="ce2" office:value-type="string" calcext:value-type="string">
            <text:p>Health Workers Threatened</text:p>
          </table:table-cell>
          <table:table-cell table:style-name="ce2" office:value-type="string" calcext:value-type="string">
            <text:p>Health Workers Assaulted</text:p>
          </table:table-cell>
          <table:table-cell table:style-name="ce2" office:value-type="string" calcext:value-type="string">
            <text:p>Health Workers Sexually Assaulted</text:p>
          </table:table-cell>
          <table:table-cell table:style-name="ce2" office:value-type="string" calcext:value-type="string">
            <text:p>Reported Health Worker Profession</text:p>
          </table:table-cell>
          <table:table-cell table:style-name="ce2" office:value-type="string" calcext:value-type="string">
            <text:p>Health Workers Killed</text:p>
          </table:table-cell>
          <table:table-cell table:style-name="ce2" office:value-type="string" calcext:value-type="string">
            <text:p>International Health Workers Working Within The Aid System Kill</text:p>
          </table:table-cell>
          <table:table-cell table:style-name="ce2" office:value-type="string" calcext:value-type="string">
            <text:p>International Health Worker Outside The Aid Structure Killed</text:p>
          </table:table-cell>
          <table:table-cell table:style-name="ce2" office:value-type="string" calcext:value-type="string">
            <text:p>National Employees of International Aid Agencies Killed</text:p>
          </table:table-cell>
          <table:table-cell table:style-name="ce2" office:value-type="string" calcext:value-type="string">
            <text:p>National Employees of Local NGO Killed</text:p>
          </table:table-cell>
          <table:table-cell table:style-name="ce2" office:value-type="string" calcext:value-type="string">
            <text:p>Health Worker Working Within National Health Structure Killed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Health Workers Working for INGO, ICRC or UN Killed</text:p>
          </table:table-cell>
          <table:table-cell table:style-name="ce2" office:value-type="string" calcext:value-type="string">
            <text:p>Health Workers Working for LNGO, <text:s/>NGO or National Society of th</text:p>
          </table:table-cell>
          <table:table-cell table:style-name="ce2" office:value-type="string" calcext:value-type="string">
            <text:p>Health Workers Working for local health structure killed</text:p>
          </table:table-cell>
          <table:table-cell table:style-name="ce2" office:value-type="string" calcext:value-type="string">
            <text:p>Health Workers Killed In Captivity</text:p>
          </table:table-cell>
          <table:table-cell table:style-name="ce2" office:value-type="string" calcext:value-type="string">
            <text:p>Female Health Workers Killed</text:p>
          </table:table-cell>
          <table:table-cell table:style-name="ce2" office:value-type="string" calcext:value-type="string">
            <text:p>Male Health Workers Killed</text:p>
          </table:table-cell>
          <table:table-cell table:style-name="ce2" office:value-type="string" calcext:value-type="string">
            <text:p>Health Workers Injured</text:p>
          </table:table-cell>
          <table:table-cell table:style-name="ce2" office:value-type="string" calcext:value-type="string">
            <text:p>International Health Workers Working Within the Aid System Inju</text:p>
          </table:table-cell>
          <table:table-cell table:style-name="ce2" office:value-type="string" calcext:value-type="string">
            <text:p>International Health Worker Outside the Aid Structure Injured</text:p>
          </table:table-cell>
          <table:table-cell table:style-name="ce2" office:value-type="string" calcext:value-type="string">
            <text:p>National Employees of International Aid Agencies Injured</text:p>
          </table:table-cell>
          <table:table-cell table:style-name="ce2" office:value-type="string" calcext:value-type="string">
            <text:p>Health Worker Working Within National Health Structure Injured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Female Health Workers Injured</text:p>
          </table:table-cell>
          <table:table-cell table:style-name="ce2" office:value-type="string" calcext:value-type="string">
            <text:p>Male Health Workers Injured </text:p>
          </table:table-cell>
          <table:table-cell table:style-name="ce2" office:value-type="string" calcext:value-type="string">
            <text:p>Health Workers Kidnapped</text:p>
          </table:table-cell>
          <table:table-cell table:style-name="ce2" office:value-type="string" calcext:value-type="string">
            <text:p>International Health Workers Working Within the Aid System Kidn</text:p>
          </table:table-cell>
          <table:table-cell table:style-name="ce2" office:value-type="string" calcext:value-type="string">
            <text:p>International Health Worker Outside the Aid Structure Kidnapped</text:p>
          </table:table-cell>
          <table:table-cell table:style-name="ce2" office:value-type="string" calcext:value-type="string">
            <text:p>National Employees of International Aid Agencies Kidnapped</text:p>
          </table:table-cell>
          <table:table-cell table:style-name="ce2" office:value-type="string" calcext:value-type="string">
            <text:p>Health Worker Working Within National Health Structure Kidnappe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Female Health Workers Kidnapped</text:p>
          </table:table-cell>
          <table:table-cell table:style-name="ce2" office:value-type="string" calcext:value-type="string">
            <text:p>Male Health Workers Kidanpped</text:p>
          </table:table-cell>
          <table:table-cell table:style-name="ce2" office:value-type="string" calcext:value-type="string">
            <text:p>Health Workers Arrested</text:p>
          </table:table-cell>
          <table:table-cell table:style-name="ce2" office:value-type="string" calcext:value-type="string">
            <text:p>International Health Workers Working Within the Aid System Arre</text:p>
          </table:table-cell>
          <table:table-cell table:style-name="ce2" office:value-type="string" calcext:value-type="string">
            <text:p>International Health Worker Outside the Aid Structure Arrested </text:p>
          </table:table-cell>
          <table:table-cell table:style-name="ce2" office:value-type="string" calcext:value-type="string">
            <text:p>National Employees of International Aid Agencies Arrested or De</text:p>
          </table:table-cell>
          <table:table-cell table:style-name="ce2" office:value-type="string" calcext:value-type="string">
            <text:p>Health Worker Working Within National Health Structure Arrested</text:p>
          </table:table-cell>
          <table:table-cell table:style-name="ce2" office:value-type="string" calcext:value-type="string">
            <text:p>National Health Worker Working for Unspecified Health Provider </text:p>
          </table:table-cell>
          <table:table-cell table:style-name="ce2" office:value-type="string" calcext:value-type="string">
            <text:p>Female Health Workers Arrested or Detained</text:p>
          </table:table-cell>
          <table:table-cell table:style-name="ce2" office:value-type="string" calcext:value-type="string">
            <text:p>Male Health Workers Arrested or Detained</text:p>
          </table:table-cell>
          <table:table-cell table:style-name="ce2" office:value-type="string" calcext:value-type="string">
            <text:p>Conflict-Related Violence</text:p>
          </table:table-cell>
          <table:table-cell table:style-name="ce2" office:value-type="string" calcext:value-type="string">
            <text:p>Political-Related Violence</text:p>
          </table:table-cell>
          <table:table-cell table:style-name="ce2" office:value-type="string" calcext:value-type="string">
            <text:p>COVID-19-Related Violence</text:p>
          </table:table-cell>
          <table:table-cell table:style-name="ce2" office:value-type="string" calcext:value-type="string">
            <text:p>Ebola-Related Violence</text:p>
          </table:table-cell>
          <table:table-cell table:style-name="ce2" office:value-type="string" calcext:value-type="string">
            <text:p>Vaccination-Related Violence</text:p>
          </table:table-cell>
          <table:table-cell table:style-name="ce2" office:value-type="string" calcext:value-type="string">
            <text:p>SiND Event ID</text:p>
          </table:table-cell>
          <table:table-cell table:style-name="ce2" table:number-columns-repeated="957"/>
        </table:table-row>
        <table:table-row table:style-name="ro2">
          <table:table-cell table:style-name="ce17" office:value-type="string" calcext:value-type="string">
            <text:p>#date</text:p>
          </table:table-cell>
          <table:table-cell table:style-name="ce17" office:value-type="string" calcext:value-type="string">
            <text:p>#country +name</text:p>
          </table:table-cell>
          <table:table-cell table:style-name="ce17" office:value-type="string" calcext:value-type="string">
            <text:p>#country +ISO</text:p>
          </table:table-cell>
          <table:table-cell table:style-name="ce17" office:value-type="string" calcext:value-type="string">
            <text:p>#group +perp </text:p>
          </table:table-cell>
          <table:table-cell table:style-name="ce17" office:value-type="string" calcext:value-type="string">
            <text:p>#group +perp +name</text:p>
          </table:table-cell>
          <table:table-cell table:style-name="ce17" office:value-type="string" calcext:value-type="string">
            <text:p>#weapon</text:p>
          </table:table-cell>
          <table:table-cell table:style-name="ce17" office:value-type="string" calcext:value-type="string">
            <text:p>#indicator +health_facility +destroyed +num</text:p>
          </table:table-cell>
          <table:table-cell table:style-name="ce17" office:value-type="string" calcext:value-type="string">
            <text:p>#indicator +health_facility +damaged +num</text:p>
          </table:table-cell>
          <table:table-cell table:style-name="ce17" office:value-type="string" calcext:value-type="string">
            <text:p>#indicator +health_facility +armed_entry +num</text:p>
          </table:table-cell>
          <table:table-cell table:style-name="ce17" office:value-type="string" calcext:value-type="string">
            <text:p>#indicator +health_facility +occupy</text:p>
          </table:table-cell>
          <table:table-cell table:style-name="ce17" office:value-type="string" calcext:value-type="string">
            <text:p>#indicator +health_transport +destroyed +num</text:p>
          </table:table-cell>
          <table:table-cell table:style-name="ce17" office:value-type="string" calcext:value-type="string">
            <text:p>#indicator +health_transport +damaged +num</text:p>
          </table:table-cell>
          <table:table-cell table:style-name="ce17" office:value-type="string" calcext:value-type="string">
            <text:p>#indicator +health_transport +abducted +num</text:p>
          </table:table-cell>
          <table:table-cell table:style-name="ce17" office:value-type="string" calcext:value-type="string">
            <text:p>#indicator +health_supplies +taken +num</text:p>
          </table:table-cell>
          <table:table-cell table:style-name="ce17" office:value-type="string" calcext:value-type="string">
            <text:p>#indicator +health_obstruction</text:p>
          </table:table-cell>
          <table:table-cell table:style-name="ce17" office:value-type="string" calcext:value-type="string">
            <text:p>#affected +healthworker +killed</text:p>
          </table:table-cell>
          <table:table-cell table:style-name="ce17" office:value-type="string" calcext:value-type="string">
            <text:p>#affected +healthworker +injured</text:p>
          </table:table-cell>
          <table:table-cell table:style-name="ce17" office:value-type="string" calcext:value-type="string">
            <text:p>#affected +healthworker +arrested</text:p>
          </table:table-cell>
          <table:table-cell table:style-name="ce17" office:value-type="string" calcext:value-type="string">
            <text:p>#affected +healthworker +kidnapped</text:p>
          </table:table-cell>
          <table:table-cell table:style-name="ce17" office:value-type="string" calcext:value-type="string">
            <text:p>#affected +healthworker +assaulted</text:p>
          </table:table-cell>
          <table:table-cell table:style-name="ce17" office:value-type="string" calcext:value-type="string">
            <text:p>#affected +healthworker +threatened</text:p>
          </table:table-cell>
          <table:table-cell table:style-name="ce17" office:value-type="string" calcext:value-type="string">
            <text:p>#affected +healthworker +assaulted</text:p>
          </table:table-cell>
          <table:table-cell table:style-name="ce17" office:value-type="string" calcext:value-type="string">
            <text:p>#affected +healthworker +SGBV</text:p>
          </table:table-cell>
          <table:table-cell table:style-name="ce17" table:number-columns-repeated="1001"/>
        </table:table-row>
        <table:table-row table:style-name="ro3">
          <table:table-cell table:style-name="ce1" office:value-type="date" office:date-value="2019-01-19" calcext:value-type="date">
            <text:p>19/01/2019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292" calcext:value-type="float">
            <text:p>382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07-17" calcext:value-type="date">
            <text:p>17/07/2019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53" calcext:value-type="float">
            <text:p>319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19-10-31" calcext:value-type="date">
            <text:p>31/10/2019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54" calcext:value-type="float">
            <text:p>319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2-19" calcext:value-type="date">
            <text:p>19/02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59" calcext:value-type="float">
            <text:p>2585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2-21" calcext:value-type="date">
            <text:p>21/02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321" calcext:value-type="float">
            <text:p>2432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3-23" calcext:value-type="date">
            <text:p>23/03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91" calcext:value-type="float">
            <text:p>2619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4-07" calcext:value-type="date">
            <text:p>07/04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40" calcext:value-type="float">
            <text:p>2594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11" calcext:value-type="date">
            <text:p>11/05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ameroon National Police Department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26" calcext:value-type="float">
            <text:p>2612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14" calcext:value-type="date">
            <text:p>14/05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nterim Government of Ambazonia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93" calcext:value-type="float">
            <text:p>261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14" calcext:value-type="date">
            <text:p>14/05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nterim Government of Ambazonia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92" calcext:value-type="float">
            <text:p>261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23" calcext:value-type="date">
            <text:p>23/05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ameroon National Police Department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16" calcext:value-type="float">
            <text:p>2611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5-30" calcext:value-type="date">
            <text:p>30/05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49" calcext:value-type="float">
            <text:p>2554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7-06" calcext:value-type="date">
            <text:p>06/07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41" calcext:value-type="float">
            <text:p>2594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7-06" calcext:value-type="date">
            <text:p>06/07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08" calcext:value-type="float">
            <text:p>2610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7-09" calcext:value-type="date">
            <text:p>09/07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nterim Government of Ambazon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998" calcext:value-type="float">
            <text:p>249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7-21" calcext:value-type="date">
            <text:p>21/07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13" calcext:value-type="float">
            <text:p>2611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9-09" calcext:value-type="date">
            <text:p>09/09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14" calcext:value-type="float">
            <text:p>261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09-23" calcext:value-type="date">
            <text:p>23/09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15" calcext:value-type="float">
            <text:p>2611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Camero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92" calcext:value-type="float">
            <text:p>2649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0-12-26" calcext:value-type="date">
            <text:p>26/12/202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68" calcext:value-type="float">
            <text:p>265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1-27" calcext:value-type="date">
            <text:p>27/01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022" calcext:value-type="float">
            <text:p>2702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2-04" calcext:value-type="date">
            <text:p>04/02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074" calcext:value-type="float">
            <text:p>2707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2-04" calcext:value-type="date">
            <text:p>04/02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94" calcext:value-type="float">
            <text:p>2649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3-01" calcext:value-type="date">
            <text:p>01/03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78" calcext:value-type="float">
            <text:p>3537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4-07" calcext:value-type="date">
            <text:p>07/04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nterim Government of Ambazon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31" calcext:value-type="float">
            <text:p>276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09-28" calcext:value-type="date">
            <text:p>28/09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834" calcext:value-type="float">
            <text:p>298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11-02" calcext:value-type="date">
            <text:p>02/11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ameroon National Police Department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71" calcext:value-type="float">
            <text:p>300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11-14" calcext:value-type="date">
            <text:p>14/11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, HospitalStaff, 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68" calcext:value-type="float">
            <text:p>3186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12-26" calcext:value-type="date">
            <text:p>26/12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81" calcext:value-type="float">
            <text:p>309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1-12-26" calcext:value-type="date">
            <text:p>26/12/202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Nurse, 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46" calcext:value-type="float">
            <text:p>3284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1-24" calcext:value-type="date">
            <text:p>24/01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34" calcext:value-type="float">
            <text:p>316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4" calcext:value-type="date">
            <text:p>24/02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Guard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79" calcext:value-type="float">
            <text:p>3197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2-26" calcext:value-type="date">
            <text:p>26/02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27" calcext:value-type="float">
            <text:p>3172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4" calcext:value-type="date">
            <text:p>04/04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9" calcext:value-type="float">
            <text:p>34999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05" calcext:value-type="date">
            <text:p>05/04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Camero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Answer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, 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0" calcext:value-type="float">
            <text:p>3226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1" calcext:value-type="date">
            <text:p>21/04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4" calcext:value-type="float">
            <text:p>3503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4-24" calcext:value-type="date">
            <text:p>24/04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35" calcext:value-type="float">
            <text:p>3503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4" calcext:value-type="date">
            <text:p>14/05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1" calcext:value-type="float">
            <text:p>3507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5-15" calcext:value-type="date">
            <text:p>15/05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2973" calcext:value-type="float">
            <text:p>3297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08" calcext:value-type="date">
            <text:p>08/06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bazonian Separatists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83" calcext:value-type="float">
            <text:p>3298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6-25" calcext:value-type="date">
            <text:p>25/06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endarmerie Nationale Camerounais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31" calcext:value-type="float">
            <text:p>331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3" calcext:value-type="date">
            <text:p>03/07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20" calcext:value-type="float">
            <text:p>3532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09" calcext:value-type="date">
            <text:p>09/07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7" calcext:value-type="float">
            <text:p>3609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15" calcext:value-type="date">
            <text:p>15/07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ameroon National Police Depart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72" calcext:value-type="float">
            <text:p>3407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7-29" calcext:value-type="date">
            <text:p>29/07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8" calcext:value-type="float">
            <text:p>3609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7" calcext:value-type="date">
            <text:p>07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5" calcext:value-type="float">
            <text:p>3450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08" calcext:value-type="date">
            <text:p>08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bazonian Separatist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52" calcext:value-type="float">
            <text:p>348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0" calcext:value-type="date">
            <text:p>10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bazonian Separatist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3" calcext:value-type="float">
            <text:p>3615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0" calcext:value-type="date">
            <text:p>10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2" calcext:value-type="float">
            <text:p>36152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0" calcext:value-type="date">
            <text:p>10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4" calcext:value-type="float">
            <text:p>3615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1" calcext:value-type="date">
            <text:p>11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bazonian Separatist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5" calcext:value-type="float">
            <text:p>36155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17" calcext:value-type="date">
            <text:p>17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6" calcext:value-type="float">
            <text:p>36156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2" calcext:value-type="date">
            <text:p>22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Cameroo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8" calcext:value-type="float">
            <text:p>35228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4" calcext:value-type="date">
            <text:p>24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081" calcext:value-type="float">
            <text:p>3508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4" calcext:value-type="date">
            <text:p>24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7" calcext:value-type="float">
            <text:p>36157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5" calcext:value-type="date">
            <text:p>25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bazonian Separatist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, 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30" calcext:value-type="float">
            <text:p>3523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09-26" calcext:value-type="date">
            <text:p>26/09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31" calcext:value-type="float">
            <text:p>3523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0-26" calcext:value-type="date">
            <text:p>26/10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bazonian Separatist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90" calcext:value-type="float">
            <text:p>35390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3" calcext:value-type="date">
            <text:p>03/11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24" calcext:value-type="float">
            <text:p>3632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3" calcext:value-type="date">
            <text:p>03/11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14" calcext:value-type="float">
            <text:p>35714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08" calcext:value-type="date">
            <text:p>08/11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bazonian Separatist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91" calcext:value-type="float">
            <text:p>36291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2-11-18" calcext:value-type="date">
            <text:p>18/11/202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93" calcext:value-type="float">
            <text:p>3629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1-14" calcext:value-type="date">
            <text:p>14/01/2023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43" calcext:value-type="float">
            <text:p>37043</text:p>
          </table:table-cell>
          <table:table-cell table:number-columns-repeated="957"/>
        </table:table-row>
        <table:table-row table:style-name="ro3">
          <table:table-cell table:style-name="ce1" office:value-type="date" office:date-value="2023-02-05" calcext:value-type="date">
            <text:p>05/02/2023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st and Fo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83" calcext:value-type="float">
            <text:p>37883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22"/>
        <table:table-column table:style-name="co3" table:number-columns-repeated="63" table:default-cell-style-name="ce22"/>
        <table:table-column table:style-name="co3" table:number-columns-repeated="960" table:default-cell-style-name="ce27"/>
        <table:table-row table:style-name="ro5">
          <table:table-cell table:style-name="ce19" office:value-type="string" calcext:value-type="string">
            <text:p>This dataset contains agency- and open source events published in the Attacks on Health Care News Brief in Cameroon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Insecurity Insight. 2023. 2016-2023 Cameroon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24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23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23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26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2:47.730529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11:54.359122357</meta:creation-date>
    <dc:date>2023-05-15T16:03:33.434921130</dc:date>
    <meta:editing-duration>PT4M50S</meta:editing-duration>
    <meta:editing-cycles>4</meta:editing-cycles>
    <meta:generator>LibreOffice/7.0.4.2$Linux_X86_64 LibreOffice_project/00$Build-2</meta:generator>
    <meta:document-statistic meta:table-count="2" meta:cell-count="4324" meta:object-count="0"/>
  </office:meta>
</office:document-meta>
</file>